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5E0000015E0EABC511D.png" manifest:media-type=""/>
  <manifest:file-entry manifest:full-path="Pictures/10000000000015E0000015E0AF05B009.png" manifest:media-type=""/>
  <manifest:file-entry manifest:full-path="Pictures/10000000000015E0000015E02D6682F3.png" manifest:media-type=""/>
  <manifest:file-entry manifest:full-path="Pictures/10000000000015E0000015E068DF63E7.png" manifest:media-type=""/>
  <manifest:file-entry manifest:full-path="Pictures/10000000000015E0000015E03E4D9FD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bin" svg:font-family="Cabin" style:font-pitch="variable"/>
    <style:font-face style:name="cmex10" svg:font-family="cmex10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6797"/>
    </style:style>
    <style:style style:name="P2" style:family="paragraph" style:parent-style-name="Standard" style:master-page-name="">
      <style:paragraph-properties fo:margin-left="-1.247cm" fo:margin-right="0cm" fo:text-indent="0cm" style:auto-text-indent="false" style:page-number="auto"/>
    </style:style>
    <style:style style:name="P3" style:family="paragraph" style:parent-style-name="Standard" style:master-page-name="">
      <style:paragraph-properties fo:margin-left="-1.247cm" fo:margin-right="0cm" fo:text-indent="0cm" style:auto-text-indent="false" style:page-number="auto"/>
      <style:text-properties officeooo:paragraph-rsid="00146797"/>
    </style:style>
    <style:style style:name="P4" style:family="paragraph" style:parent-style-name="Standard" style:master-page-name="">
      <style:paragraph-properties fo:margin-left="-1.21cm" fo:margin-right="-1.021cm" fo:text-indent="0cm" style:auto-text-indent="false" style:page-number="auto"/>
      <style:text-properties fo:font-size="58pt" officeooo:rsid="00146797" officeooo:paragraph-rsid="00146797"/>
    </style:style>
    <style:style style:name="P5" style:family="paragraph" style:parent-style-name="Standard" style:master-page-name="">
      <style:paragraph-properties fo:margin-left="-1.21cm" fo:margin-right="-1.021cm" fo:text-indent="0cm" style:auto-text-indent="false" style:page-number="auto"/>
      <style:text-properties style:font-name="FreeSans" fo:font-size="70pt" officeooo:paragraph-rsid="00146797"/>
    </style:style>
    <style:style style:name="T1" style:family="text">
      <style:text-properties officeooo:rsid="0013ad51"/>
    </style:style>
    <style:style style:name="T2" style:family="text">
      <style:text-properties officeooo:rsid="00146797"/>
    </style:style>
    <style:style style:name="T3" style:family="text">
      <style:text-properties fo:font-size="58pt" officeooo:rsid="00146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-0.035cm" svg:y="0.411cm" svg:width="2.979cm" svg:height="2.979cm" draw:z-index="0"><draw:image xlink:href="Pictures/10000000000015E0000015E03E4D9FD4.png" xlink:type="simple" xlink:show="embed" xlink:actuate="onLoad"/></draw:frame><draw:frame draw:style-name="fr1" draw:name="graphics3" text:anchor-type="paragraph" svg:x="5.558cm" svg:y="0.478cm" svg:width="2.979cm" svg:height="2.979cm" draw:z-index="1"><draw:image xlink:href="Pictures/10000000000015E0000015E068DF63E7.png" xlink:type="simple" xlink:show="embed" xlink:actuate="onLoad"/></draw:frame></text:p>
      <text:p text:style-name="Standard"><draw:frame draw:style-name="fr1" draw:name="graphics5" text:anchor-type="paragraph" svg:x="17.164cm" svg:y="0.192cm" svg:width="2.979cm" svg:height="2.979cm" draw:z-index="3"><draw:image xlink:href="Pictures/10000000000015E0000015E02D6682F3.png" xlink:type="simple" xlink:show="embed" xlink:actuate="onLoad"/></draw:frame><draw:frame draw:style-name="fr1" draw:name="graphics6" text:anchor-type="paragraph" svg:x="22.715cm" svg:y="0.196cm" svg:width="2.979cm" svg:height="2.979cm" draw:z-index="4"><draw:image xlink:href="Pictures/10000000000015E0000015E0AF05B009.png" xlink:type="simple" xlink:show="embed" xlink:actuate="onLoad"/></draw:frame><draw:frame draw:style-name="fr1" draw:name="graphics4" text:anchor-type="paragraph" svg:x="11.268cm" svg:y="0.113cm" svg:width="2.979cm" svg:height="2.979cm" draw:z-index="2"><draw:image xlink:href="Pictures/10000000000015E0000015E0EABC511D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4">COW <text:s text:c="2"/>SON <text:s text:c="2"/>CUE <text:s text:c="2"/>NEW <text:s/>USE</text:p>
      <text:p text:style-name="Standard"/>
      <text:p text:style-name="Standard"/>
      <text:p text:style-name="P1"/>
      <text:p text:style-name="P1"/>
      <text:p text:style-name="P1"><draw:frame draw:style-name="fr1" draw:name="graphics1" text:anchor-type="paragraph" svg:x="-0.035cm" svg:y="0.411cm" svg:width="2.979cm" svg:height="2.979cm" draw:z-index="5"><draw:image xlink:href="Pictures/10000000000015E0000015E03E4D9FD4.png" xlink:type="simple" xlink:show="embed" xlink:actuate="onLoad"/></draw:frame><draw:frame draw:style-name="fr1" draw:name="graphics7" text:anchor-type="paragraph" svg:x="5.558cm" svg:y="0.478cm" svg:width="2.979cm" svg:height="2.979cm" draw:z-index="6"><draw:image xlink:href="Pictures/10000000000015E0000015E068DF63E7.png" xlink:type="simple" xlink:show="embed" xlink:actuate="onLoad"/></draw:frame></text:p>
      <text:p text:style-name="P1"><draw:frame draw:style-name="fr1" draw:name="graphics8" text:anchor-type="paragraph" svg:x="11.268cm" svg:y="0.113cm" svg:width="2.979cm" svg:height="2.979cm" draw:z-index="7"><draw:image xlink:href="Pictures/10000000000015E0000015E0EABC511D.png" xlink:type="simple" xlink:show="embed" xlink:actuate="onLoad"/></draw:frame><draw:frame draw:style-name="fr1" draw:name="graphics9" text:anchor-type="paragraph" svg:x="17.164cm" svg:y="0.192cm" svg:width="2.979cm" svg:height="2.979cm" draw:z-index="8"><draw:image xlink:href="Pictures/10000000000015E0000015E02D6682F3.png" xlink:type="simple" xlink:show="embed" xlink:actuate="onLoad"/></draw:frame><draw:frame draw:style-name="fr1" draw:name="graphics10" text:anchor-type="paragraph" svg:x="22.715cm" svg:y="0.196cm" svg:width="2.979cm" svg:height="2.979cm" draw:z-index="9"><draw:image xlink:href="Pictures/10000000000015E0000015E0AF05B009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5"><text:span text:style-name="T2"><text:s/>cow <text:s/>son <text:s text:c="2"/>cue <text:s text:c="2"/>new <text:s/>u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bin" svg:font-family="Cabin" style:font-pitch="variable"/>
    <style:font-face style:name="cmex10" svg:font-family="cmex10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6:25:18.233925176</meta:creation-date>
    <dc:date>2014-04-28T15:43:26.618360810</dc:date>
    <meta:editing-duration>P0D</meta:editing-duration>
    <meta:editing-cycles>1</meta:editing-cycles>
    <meta:generator>LibreOffice/4.1.3.2$Linux_X86_64 LibreOffice_project/410m0$Build-2</meta:generator>
    <meta:print-date>2014-04-28T11:52:17.099840562</meta:print-date>
    <meta:document-statistic meta:table-count="0" meta:image-count="10" meta:object-count="0" meta:page-count="1" meta:paragraph-count="2" meta:word-count="10" meta:character-count="52" meta:non-whitespace-character-count="30"/>
  </office:meta>
</office:document-meta>
</file>